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&gt;db.visit.insert({name:"John Doe", visitReason:"Cold, Cough"});</text:p>
      <text:p text:style-name="Preformatted_20_Text">db.visit.insert({name: "Amenda", visitReason:"Regular Health Check-up"});</text:p>
      <text:p text:style-name="Preformatted_20_Text">db.visit.insert({name: "William", visitReason:"Regular Health Check-up"});</text:p>
      <text:p text:style-name="Preformatted_20_Text">db.visit.insert({name: "Mark", visitReason:"High Blood Pressure, Fever"});</text:p>
      <text:p text:style-name="Preformatted_20_Text">db.visit.insert({name: "Milly", visitReason:"Bleeding gums"}); db.visit.insert({name: "Bosco", visitReason:"Food poisoning"});</text:p>
      <text:p text:style-name="Preformatted_20_Text">db.visit.insert({name: "Bart", visitReason:"Migrane"});</text:p>
      <text:p text:style-name="Preformatted_20_Text">db.visit.insert({name: "Harry", visitReason:"Headache"});</text:p>
      <text:p text:style-name="Preformatted_20_Text">db.visit.insert({name: "Nova", visitReason:"Skin test"});</text:p>
      <text:p text:style-name="Preformatted_20_Text">db.visit.insert({name: "Sunny", visitReason:"Cold"});</text:p>
      <text:p text:style-name="Preformatted_20_Text">db.visit.insert({name: "Leelo", visitReason:"Fever"});</text:p>
      <text:p text:style-name="Preformatted_20_Text">db.visit.insert({name: "Martin", visitReason:"Joint problem"});</text:p>
      <text:p text:style-name="Preformatted_20_Text"/>
      <text:p text:style-name="Preformatted_20_Text">&gt;db.visit.mapReduce(</text:p>
      <text:p text:style-name="Preformatted_20_Text"><text:s text:c="2"/>function() {</text:p>
      <text:p text:style-name="Preformatted_20_Text"><text:s text:c="4"/>if(this.visitReason != undefined){</text:p>
      <text:p text:style-name="Preformatted_20_Text"><text:s text:c="6"/>this.visitReason.split(',').forEach(function (v) {</text:p>
      <text:p text:style-name="Preformatted_20_Text"><text:s text:c="8"/>emit(v.trim(), 1);</text:p>
      <text:p text:style-name="Preformatted_20_Text"><text:s text:c="6"/>});</text:p>
      <text:p text:style-name="Preformatted_20_Text"><text:s text:c="4"/>}</text:p>
      <text:p text:style-name="Preformatted_20_Text"><text:s text:c="2"/>},</text:p>
      <text:p text:style-name="Preformatted_20_Text"><text:s text:c="2"/>function (key, values) {</text:p>
      <text:p text:style-name="Preformatted_20_Text"><text:s text:c="4"/>return Array.sum(values);</text:p>
      <text:p text:style-name="Preformatted_20_Text"><text:s text:c="2"/>},</text:p>
      <text:p text:style-name="Preformatted_20_Text"><text:s text:c="2"/>{out: "dbStats"}</text:p>
      <text:p text:style-name="Preformatted_20_Text">).find();</text:p>
      <text:p text:style-name="Preformatted_20_Text"/>
      <text:p text:style-name="Preformatted_20_Text"/>
      <text:p text:style-name="Preformatted_20_Text">output:</text:p>
      <text:p text:style-name="Preformatted_20_Text"/>
      <text:p text:style-name="Preformatted_20_Text">{ "_id" : "Bleeding gums", "value" : 15 }</text:p>
      <text:p text:style-name="Preformatted_20_Text">{ "_id" : "Broken knee", "value" : 5 }</text:p>
      <text:p text:style-name="Preformatted_20_Text">{ "_id" : "Broken leg", "value" : 12 }</text:p>
      <text:p text:style-name="Preformatted_20_Text">{ "_id" : "Cough", "value" : 9 }</text:p>
      <text:p text:style-name="Preformatted_20_Text">{ "_id" : "Fever with Pain", "value" : 8 }</text:p>
      <text:p text:style-name="Preformatted_20_Text">{ "_id" : "Health Checkup", "value" : 18 }</text:p>
      <text:p text:style-name="Preformatted_20_Text">{ "_id" : "High fever", "value" : 8 }</text:p>
      <text:p text:style-name="P1">{ "_id" : "Low Blood Pressure", "value" : 1 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09:58:39.854585711</meta:creation-date>
    <dc:date>2019-10-16T09:59:09.103065072</dc:date>
    <meta:editing-duration>PT29S</meta:editing-duration>
    <meta:editing-cycles>1</meta:editing-cycles>
    <meta:document-statistic meta:table-count="0" meta:image-count="0" meta:object-count="0" meta:page-count="1" meta:paragraph-count="33" meta:word-count="146" meta:character-count="1329" meta:non-whitespace-character-count="1174"/>
    <meta:generator>LibreOffice/6.1.6.3$Linux_X86_64 LibreOffice_project/10$Build-3</meta:generator>
  </office:meta>
</office:document-meta>
</file>